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12000000169608DABEE55824D7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loext:contextual-spacing="false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nux tee命令</text:h>
      <text:p text:style-name="Text_20_body"><draw:a xlink:type="simple" xlink:href="https://www.runoob.com/linux/linux-command-manual.html"><draw:frame draw:style-name="fr1" draw:name="Image1" text:anchor-type="as-char" svg:width="0.2083in" svg:height="0.25in" draw:z-index="0"><draw:image xlink:href="Pictures/1000020000000012000000169608DABEE55824D7.gif" xlink:type="simple" xlink:show="embed" xlink:actuate="onLoad"/><svg:title>Linux 命令大全</svg:title></draw:frame></draw:a><text:a xlink:type="simple" xlink:href="https://www.runoob.com/linux/linux-command-manual.html" text:style-name="Internet_20_link" text:visited-style-name="Visited_20_Internet_20_Link"> Linux 命令大全</text:a></text:p>
      <text:p text:style-name="Text_20_body">Linux tee命令用于读取标准输入的数据，并将其内容输出成文件。</text:p>
      <text:p text:style-name="Text_20_body">tee指令会从标准输入设备读取数据，将其内容输出到标准输出设备，同时保存成文件。</text:p>
      <text:h text:style-name="Heading_20_3" text:outline-level="3">语法</text:h>
      <text:p text:style-name="P3">tee [-ai][--help][--version][文件...]</text:p>
      <text:p text:style-name="Text_20_body"><text:span text:style-name="T1">参数</text:span>：</text:p>
      <text:list xml:id="list3342085800946608999" text:style-name="L1">
        <text:list-item>
          <text:p text:style-name="P2">-a或--append 　附加到既有文件的后面，而非覆盖它． </text:p>
        </text:list-item>
        <text:list-item>
          <text:p text:style-name="P2">-i或--ignore-interrupts 　忽略中断信号。 </text:p>
        </text:list-item>
        <text:list-item>
          <text:p text:style-name="P2">--help 　在线帮助。 </text:p>
        </text:list-item>
        <text:list-item>
          <text:p text:style-name="P1">--version 　显示版本信息。</text:p>
        </text:list-item>
      </text:list>
      <text:h text:style-name="Heading_20_3" text:outline-level="3">实例</text:h>
      <text:p text:style-name="Text_20_body">使用指令"tee"将用户输入的数据同时保存到文件"file1"和"file2"中，输入如下命令：</text:p>
      <text:p text:style-name="P3">$ tee file1 file2 <text:s text:c="18"/>#在两个文件中复制内容 </text:p>
      <text:p text:style-name="Text_20_body">以上命令执行后，将提示用户输入需要保存到文件的数据，如下所示：</text:p>
      <text:p text:style-name="Preformatted_20_Text">My Linux <text:s text:c="23"/>#提示用户输入数据 <text:s/></text:p>
      <text:p text:style-name="P3">My Linux <text:s text:c="23"/>#输出数据，进行输出反馈 <text:s/></text:p>
      <text:p text:style-name="Text_20_body">此时，可以分别打开文件"file1"和"file2"，查看其内容是否均是"My Linux"即可判断指令"tee"是否执行成功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2:13:29.804548740</meta:creation-date>
    <dc:date>2019-09-11T12:13:55.931339979</dc:date>
    <meta:editing-duration>PT27S</meta:editing-duration>
    <meta:editing-cycles>1</meta:editing-cycles>
    <meta:document-statistic meta:table-count="0" meta:image-count="1" meta:object-count="0" meta:page-count="1" meta:paragraph-count="18" meta:word-count="283" meta:character-count="517" meta:non-whitespace-character-count="423"/>
    <meta:generator>LibreOffice/5.1.6.2$Linux_X86_64 LibreOffice_project/10m0$Build-2</meta:generator>
  </office:meta>
</office:document-meta>
</file>